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e82e3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6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7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8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 Light" fo:font-size="11pt" fo:font-weight="bold" officeooo:rsid="0019ab4d" officeooo:paragraph-rsid="0021a44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 Light" fo:font-size="11pt" fo:font-weight="bold" officeooo:rsid="0019ab4d" officeooo:paragraph-rsid="00203ee3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alibri Light" fo:font-size="11pt" fo:font-weight="bold" officeooo:rsid="0019ab4d" officeooo:paragraph-rsid="001dc534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Consolas" fo:font-size="10pt" fo:font-weight="bold" officeooo:rsid="0019ab4d" officeooo:paragraph-rsid="001cc558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Consolas" fo:font-size="10pt" fo:font-weight="normal" officeooo:rsid="0019ab4d" officeooo:paragraph-rsid="001cc558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Consolas" fo:font-size="10pt" fo:font-weight="normal" officeooo:rsid="0019ab4d" officeooo:paragraph-rsid="0019ab4d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Consolas" fo:font-size="10pt" fo:font-weight="normal" officeooo:rsid="0019ab4d" officeooo:paragraph-rsid="0019ab4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onsolas" fo:font-size="10pt" fo:font-weight="normal" officeooo:rsid="0019ab4d" officeooo:paragraph-rsid="002420b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Consolas" fo:font-size="10pt" officeooo:rsid="0019ab4d" officeooo:paragraph-rsid="0021a44a" style:font-size-asian="8.75pt" style:font-size-complex="10pt"/>
    </style:style>
    <style:style style:name="P18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P19" style:family="paragraph" style:parent-style-name="Standard">
      <style:text-properties style:font-name="Consolas" fo:font-size="10pt" officeooo:rsid="0019ab4d" officeooo:paragraph-rsid="00203ee3" style:font-size-asian="8.75pt" style:font-size-complex="10pt"/>
    </style:style>
    <style:style style:name="P20" style:family="paragraph" style:parent-style-name="Standard">
      <style:text-properties style:font-name="Consolas" fo:font-size="10pt" officeooo:rsid="0019ab4d" officeooo:paragraph-rsid="002420be" style:font-size-asian="8.75pt" style:font-size-complex="10pt"/>
    </style:style>
    <style:style style:name="P21" style:family="paragraph" style:parent-style-name="Standard">
      <style:text-properties style:font-name="Consolas" fo:font-size="10pt" officeooo:rsid="0019ab4d" officeooo:paragraph-rsid="0019ab4d" style:font-size-asian="8.75pt" style:font-size-complex="10pt"/>
    </style:style>
    <style:style style:name="P22" style:family="paragraph" style:parent-style-name="Standard">
      <style:text-properties style:font-name="Consolas" fo:font-size="10pt" style:text-underline-style="none" officeooo:rsid="0019ab4d" officeooo:paragraph-rsid="00203ee3" style:font-size-asian="8.75pt" style:font-size-complex="10pt"/>
    </style:style>
    <style:style style:name="P23" style:family="paragraph" style:parent-style-name="Standard">
      <style:text-properties style:font-name="Consolas" fo:font-size="10pt" style:text-underline-style="none" officeooo:rsid="0019ab4d" officeooo:paragraph-rsid="001cc558" style:font-size-asian="8.75pt" style:font-size-complex="10pt"/>
    </style:style>
    <style:style style:name="P24" style:family="paragraph" style:parent-style-name="Standard">
      <style:text-properties style:font-name="Consolas" fo:font-size="10pt" style:text-underline-style="none" fo:font-weight="normal" officeooo:rsid="0019ab4d" officeooo:paragraph-rsid="0019ab4d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fo:font-weight="bold" officeooo:rsid="001e82e3" style:font-weight-asian="bold" style:font-weight-complex="bold"/>
    </style:style>
    <style:style style:name="T6" style:family="text">
      <style:text-properties officeooo:rsid="001dc534"/>
    </style:style>
    <style:style style:name="T7" style:family="text">
      <style:text-properties officeooo:rsid="001e82e3"/>
    </style:style>
    <style:style style:name="T8" style:family="text">
      <style:text-properties officeooo:rsid="00203ee3"/>
    </style:style>
    <style:style style:name="T9" style:family="text">
      <style:text-properties officeooo:rsid="00206233"/>
    </style:style>
    <style:style style:name="T10" style:family="text">
      <style:text-properties officeooo:rsid="001d973c"/>
    </style:style>
    <style:style style:name="T11" style:family="text">
      <style:text-properties officeooo:rsid="001cc558"/>
    </style:style>
    <style:style style:name="T12" style:family="text">
      <style:text-properties officeooo:rsid="00242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7">A travé<text:span text:style-name="T10">s </text:span>de Comp<text:span text:style-name="T10">ass</text:span> de MongoDB, accede al archivo MOVIES dentro de la bases de datos de SAMPLE_MFLIX dentro de las colecciones que ofrece la aplicación por defecto. </text:p>
      <text:p text:style-name="P3"/>
      <text:p text:style-name="P6">Realiza las siguientes consultas aplicando los filtros pertinentes en el cuadro de texto.</text:p>
      <text:p text:style-name="P2"/>
      <text:p text:style-name="P8">Ejercicio <text:span text:style-name="T11">1</text:span>.- Busca las películas que tengan una mayor que 80 y menor que 90 en Metacritic.</text:p>
      <text:p text:style-name="P12"/>
      <text:p text:style-name="P13">{$and:[</text:p>
      <text:p text:style-name="P13">{metacritic:{$gte:80}},</text:p>
      <text:p text:style-name="P13">{metacritic:{$lte:90}}</text:p>
      <text:p text:style-name="P13">]}</text:p>
      <text:p text:style-name="P12"/>
      <text:p text:style-name="P9">Ejercicio <text:span text:style-name="T11">2</text:span>.- Busca las películas que contengan la palabra "English" en alguno de sus campos.</text:p>
      <text:p text:style-name="P17"/>
      <text:p text:style-name="P17">//</text:p>
      <text:p text:style-name="P17"/>
      <text:p text:style-name="P5"><text:span text:style-name="T1">Ejercicio </text:span><text:span text:style-name="T2">3</text:span><text:span text:style-name="T1">.- Busca las películas que contengan la palabra "English" o "Russian" en alguno de sus campos.</text:span></text:p>
      <text:p text:style-name="P18"/>
      <text:p text:style-name="P18">//</text:p>
      <text:p text:style-name="P18"/>
      <text:p text:style-name="P10">Ejercicio<text:span text:style-name="T6"> </text:span><text:span text:style-name="T8">4</text:span>.- Busca las películas <text:span text:style-name="T8">que no hayan sido dirigidas por </text:span>"Frank Capra" <text:span text:style-name="T8">ni </text:span>"Andrew L. Stone".</text:p>
      <text:p text:style-name="P19"/>
      <text:p text:style-name="P22">{directors:<text:span text:style-name="T12">{</text:span>$nin:<text:span text:style-name="T12">[</text:span>"Frank Capra","Andrew L. Stone"<text:span text:style-name="T12">]</text:span>}<text:span text:style-name="T12">}</text:span></text:p>
      <text:p text:style-name="P19"/>
      <text:p text:style-name="P10">Ejercicio <text:span text:style-name="T8">5</text:span>.- Busca las películas <text:span text:style-name="T6">que </text:span><text:span text:style-name="T8">no </text:span><text:span text:style-name="T6">tengan un</text:span><text:span text:style-name="T8">a duración mayor a 80.</text:span></text:p>
      <text:p text:style-name="P19"/>
      <text:p text:style-name="P19">{runtime:{$<text:span text:style-name="T12">lt</text:span>:80}}</text:p>
      <text:p text:style-name="P19"/>
      <text:p text:style-name="P11">Ejercicio <text:span text:style-name="T8">6</text:span>.- Busca las películas <text:span text:style-name="T6">con un género igual a Drama, mayor nota que 90 en Metacritic o director Maurice Tourneur.</text:span></text:p>
      <text:p text:style-name="P23"/>
      <text:p text:style-name="P18">{$<text:span text:style-name="T12">or</text:span>:[<text:line-break/> <text:s/>{genre:{$eq:"Drama"}},<text:line-break/> <text:s/>{metacritic:{$gt:90}},<text:line-break/> <text:s/>{director:{$eq:"Maurice Tourneur"}}<text:line-break/>]}</text:p>
      <text:p text:style-name="P18"/>
      <text:p text:style-name="P18">//<text:span text:style-name="T12">Si quiero que cumpla la primera y que tenga una u otra luego</text:span></text:p>
      <text:p text:style-name="P20">{$and:[<text:line-break/> <text:s/>{genre:{$eq:"Drama"}},<text:line-break/><text:tab/>{&amp;or:[<text:tab/>{metacritic:{$gt:90}},<text:line-break/> <text:s/><text:tab/><text:tab/>{director:{$eq:"Maurice Tourneur"}}<text:line-break/><text:tab/> <text:s text:c="4"/>]</text:p>
      <text:p text:style-name="P20"><text:tab/>}<text:line-break/> <text:s/><text:line-break/>]}</text:p>
      <text:p text:style-name="P18"/>
      <text:p text:style-name="P11">Ejercicio <text:span text:style-name="T8">7</text:span>.- Busca las películas <text:span text:style-name="T6">que tengan un director con un nombre que comience por la letra “A”.</text:span></text:p>
      <text:p text:style-name="P14"/>
      <text:p text:style-name="P14">{directors:{$regex:/^A/}}</text:p>
      <text:p text:style-name="P14"/>
      <text:p text:style-name="P11">Ejercicio <text:span text:style-name="T8">8</text:span>.- Busca las películas <text:span text:style-name="T6">que tengan un director con un nombre que contenga la letra ”x”.</text:span></text:p>
      <text:p text:style-name="P14"/>
      <text:p text:style-name="P14">{directors:{$regex:/<text:span text:style-name="T12">x</text:span>/}}</text:p>
      <text:p text:style-name="P14"/>
      <text:p text:style-name="P4"><text:span text:style-name="T1">Ejercicio </text:span><text:span text:style-name="T4">9</text:span><text:span text:style-name="T1">.- Busca las películas </text:span><text:span text:style-name="T3">que tengan un director con un nombre que </text:span><text:span text:style-name="T5">termine por</text:span><text:span text:style-name="T3"> la letra ”</text:span><text:span text:style-name="T5">t</text:span><text:span text:style-name="T3">”.</text:span></text:p>
      <text:p text:style-name="P21"/>
      <text:p text:style-name="P21">{directors:{$regex:/<text:span text:style-name="T12">t$</text:span>/}}</text:p>
      <text:p text:style-name="P21"/>
      <text:p text:style-name="P10"><text:soft-page-break/>Ejercicio <text:span text:style-name="T8">10</text:span>.- Busca las películas <text:span text:style-name="T6">q</text:span><text:span text:style-name="T9">ue sean de género Drama o Action, el nombre del director comienzo por la letra G y el tiempo de la película sea mayor o igual que 80.</text:span></text:p>
      <text:p text:style-name="P15"/>
      <text:p text:style-name="P15">{$and:[<text:line-break/><text:tab/>{$or:[<text:line-break/><text:tab/>{genre<text:span text:style-name="T12">s</text:span>:{$eq:"Drama"}},<text:line-break/><text:tab/>{genre<text:span text:style-name="T12">s</text:span>:{$eq:"Action"}},<text:line-break/><text:tab/>]},<text:line-break/>{directors:{$regex:/^G/}},<text:line-break/>{runtime:{$gte:80}}<text:line-break/>]}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2T09:06:26.566000000</dc:date>
    <meta:editing-duration>PT1H48M1S</meta:editing-duration>
    <meta:editing-cycles>13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29" meta:word-count="280" meta:character-count="1935" meta:non-whitespace-character-count="1656"/>
  </office:meta>
</office:document-meta>
</file>